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16,9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0,7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,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2,1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5,4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5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2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3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9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8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7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15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0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6,1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6,1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7,1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0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0,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1,8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,1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3,1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4,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7,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7,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0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2,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3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,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4,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6,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8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0,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2,1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,1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5,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4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0,2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7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6,17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5,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0,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9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1,1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3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6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0,1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6,1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1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7,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6,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9,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0,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1,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4,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5,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3,1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6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9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1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4,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8,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0,1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5,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9,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1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5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9,1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0,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1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7,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5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9,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1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1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8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1,1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2,1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4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7,1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0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9,1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6,1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09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09:52:52</dc:date>
    <dc:creator>Igor Assis</dc:creator>
    <meta:editing-duration>PT30M31S</meta:editing-duration>
    <meta:editing-cycles>6</meta:editing-cycles>
    <meta:generator>OpenOffice.org/3.3$Unix OpenOffice.org_project/330m20$Build-9567</meta:generator>
    <meta:document-statistic meta:table-count="3" meta:cell-count="498" meta:object-count="0"/>
  </office:meta>
</office:document-meta>
</file>